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1年1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5"/>January - 2012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47418" calcext:value-type="float">
            <text:p><text:s/>547,418 </text:p>
          </table:table-cell>
          <table:table-cell table:style-name="ce30" office:value-type="float" office:value="2367" calcext:value-type="float">
            <text:p><text:s/>2,367 </text:p>
          </table:table-cell>
          <table:table-cell table:style-name="ce30" office:value-type="float" office:value="27722" calcext:value-type="float">
            <text:p><text:s/>27,72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30" office:value-type="float" office:value="517600" calcext:value-type="float">
            <text:p><text:s/>517,600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524" calcext:value-type="float">
            <text:p><text:s/>1,524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2931" calcext:value-type="float">
            <text:p><text:s/>2,931 </text:p>
          </table:table-cell>
          <table:table-cell table:style-name="ce30" office:value-type="float" office:value="2096" calcext:value-type="float">
            <text:p><text:s/>2,096 </text:p>
          </table:table-cell>
          <table:table-cell table:style-name="ce30" office:value-type="float" office:value="835" calcext:value-type="float">
            <text:p><text:s/>835 </text:p>
          </table:table-cell>
          <table:table-cell table:number-columns-repeated="2" table:style-name="ce30" office:value-type="float" office:value="6" calcext:value-type="float">
            <text:p><text:s/>6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5644" calcext:value-type="float">
            <text:p><text:s/>175,644 </text:p>
          </table:table-cell>
          <table:table-cell table:style-name="ce30" office:value-type="float" office:value="777" calcext:value-type="float">
            <text:p><text:s/>777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4874" calcext:value-type="float">
            <text:p><text:s/>174,87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46" calcext:value-type="float">
            <text:p><text:s/>64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901" calcext:value-type="float">
            <text:p><text:s/>901 </text:p>
          </table:table-cell>
          <table:table-cell table:style-name="ce30" office:value-type="float" office:value="770" calcext:value-type="float">
            <text:p><text:s/>770 </text:p>
          </table:table-cell>
          <table:table-cell table:style-name="ce30" office:value-type="float" office:value="131" calcext:value-type="float">
            <text:p><text:s/>131 </text:p>
          </table:table-cell>
          <table:table-cell table:number-columns-repeated="2" table:style-name="ce30" office:value-type="float" office:value="2" calcext:value-type="float">
            <text:p><text:s/>2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595" calcext:value-type="float">
            <text:p><text:s/>81,595 </text:p>
          </table:table-cell>
          <table:table-cell table:style-name="ce30" office:value-type="float" office:value="315" calcext:value-type="float">
            <text:p><text:s/>315 </text:p>
          </table:table-cell>
          <table:table-cell table:style-name="ce30" office:value-type="float" office:value="6567" calcext:value-type="float">
            <text:p><text:s/>6,56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730" calcext:value-type="float">
            <text:p><text:s/>74,73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14" calcext:value-type="float">
            <text:p><text:s/>214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399" calcext:value-type="float">
            <text:p><text:s/>399 </text:p>
          </table:table-cell>
          <table:table-cell table:style-name="ce30" office:value-type="float" office:value="298" calcext:value-type="float">
            <text:p><text:s/>298 </text:p>
          </table:table-cell>
          <table:table-cell table:style-name="ce30" office:value-type="float" office:value="101" calcext:value-type="float">
            <text:p><text:s/>101 </text:p>
          </table:table-cell>
          <table:table-cell table:number-columns-repeated="2" table:style-name="ce30" office:value-type="float" office:value="4" calcext:value-type="float">
            <text:p><text:s/>4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5395" calcext:value-type="float">
            <text:p><text:s/>45,395 </text:p>
          </table:table-cell>
          <table:table-cell table:style-name="ce30" office:value-type="float" office:value="97" calcext:value-type="float">
            <text:p><text:s/>97 </text:p>
          </table:table-cell>
          <table:table-cell table:style-name="ce30" office:value-type="float" office:value="6758" calcext:value-type="float">
            <text:p><text:s/>6,75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38446" calcext:value-type="float">
            <text:p><text:s/>38,44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1" calcext:value-type="float">
            <text:p><text:s/>61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222" calcext:value-type="float">
            <text:p><text:s/>222 </text:p>
          </table:table-cell>
          <table:table-cell table:style-name="ce30" office:value-type="float" office:value="191" calcext:value-type="float">
            <text:p><text:s/>191 </text:p>
          </table:table-cell>
          <table:table-cell table:style-name="ce30" office:value-type="float" office:value="31" calcext:value-type="float">
            <text:p><text:s/>3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0186" calcext:value-type="float">
            <text:p><text:s/>20,186 </text:p>
          </table:table-cell>
          <table:table-cell table:style-name="ce30" office:value-type="float" office:value="130" calcext:value-type="float">
            <text:p><text:s/>130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6400" calcext:value-type="float">
            <text:p><text:s/>16,400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27" calcext:value-type="float">
            <text:p><text:s/>127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80" calcext:value-type="float">
            <text:p><text:s/>180 </text:p>
          </table:table-cell>
          <table:table-cell table:style-name="ce30" office:value-type="float" office:value="177" calcext:value-type="float">
            <text:p><text:s/>177 </text:p>
          </table:table-cell>
          <table:table-cell table:style-name="ce30" office:value-type="float" office:value="3" calcext:value-type="float">
            <text:p><text:s/>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1729" calcext:value-type="float">
            <text:p><text:s/>111,729 </text:p>
          </table:table-cell>
          <table:table-cell table:style-name="ce30" office:value-type="float" office:value="677" calcext:value-type="float">
            <text:p><text:s/>677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1311" calcext:value-type="float">
            <text:p><text:s/>111,31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4" calcext:value-type="float">
            <text:p><text:s/>154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772" calcext:value-type="float">
            <text:p><text:s/>772 </text:p>
          </table:table-cell>
          <table:table-cell table:style-name="ce30" office:value-type="float" office:value="249" calcext:value-type="float">
            <text:p><text:s/>249 </text:p>
          </table:table-cell>
          <table:table-cell table:style-name="ce30" office:value-type="float" office:value="523" calcext:value-type="float">
            <text:p><text:s/>52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0290" calcext:value-type="float">
            <text:p><text:s/>110,290 </text:p>
          </table:table-cell>
          <table:table-cell table:style-name="ce30" office:value-type="float" office:value="371" calcext:value-type="float">
            <text:p><text:s/>371 </text:p>
          </table:table-cell>
          <table:table-cell table:style-name="ce30" office:value-type="float" office:value="10138" calcext:value-type="float">
            <text:p><text:s/>10,13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99754" calcext:value-type="float">
            <text:p><text:s/>99,75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22" calcext:value-type="float">
            <text:p><text:s/>322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444" calcext:value-type="float">
            <text:p><text:s/>444 </text:p>
          </table:table-cell>
          <table:table-cell table:style-name="ce30" office:value-type="float" office:value="398" calcext:value-type="float">
            <text:p><text:s/>398 </text:p>
          </table:table-cell>
          <table:table-cell table:style-name="ce30" office:value-type="float" office:value="46" calcext:value-type="float">
            <text:p><text:s/>4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592" calcext:value-type="float">
            <text:p><text:s/>2,592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32" calcext:value-type="float">
            <text:p><text:s/>93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3808" calcext:value-type="float">
            <text:p><text:s/>33,808 </text:p>
          </table:table-cell>
          <table:table-cell table:style-name="ce31" office:value-type="float" office:value="308" calcext:value-type="float">
            <text:p><text:s/>308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868" calcext:value-type="float">
            <text:p><text:s/>32,86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05" calcext:value-type="float">
            <text:p><text:s/>30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09" calcext:value-type="float">
            <text:p><text:s/>209 </text:p>
          </table:table-cell>
          <table:table-cell table:style-name="ce31" office:value-type="float" office:value="206" calcext:value-type="float">
            <text:p><text:s/>206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650" calcext:value-type="float">
            <text:p><text:s/>4,6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04" calcext:value-type="float">
            <text:p><text:s/>3,504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7" calcext:value-type="float">
            <text:p><text:s/>3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576" calcext:value-type="float">
            <text:p><text:s/>1,576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574" calcext:value-type="float">
            <text:p><text:s/>1,57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91" calcext:value-type="float">
            <text:p><text:s/>5,091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29" calcext:value-type="float">
            <text:p><text:s/>4,82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3" calcext:value-type="float">
            <text:p><text:s/>2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38" calcext:value-type="float">
            <text:p><text:s/>1,838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27" calcext:value-type="float">
            <text:p><text:s/>1,7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140" calcext:value-type="float">
            <text:p><text:s/>2,140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22" calcext:value-type="float">
            <text:p><text:s/>1,8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374" calcext:value-type="float">
            <text:p><text:s/>2,37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08" calcext:value-type="float">
            <text:p><text:s/>2,008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12" calcext:value-type="float">
            <text:p><text:s/>13,012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55" calcext:value-type="float">
            <text:p><text:s/>12,15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544" calcext:value-type="float">
            <text:p><text:s/>544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32" calcext:value-type="float">
            <text:p><text:s/>532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13" calcext:value-type="float">
            <text:p><text:s/>2,613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11" calcext:value-type="float">
            <text:p><text:s/>2,611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52" calcext:value-type="float">
            <text:p><text:s/>5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1" calcext:value-type="float">
            <text:p><text:s/>51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200" calcext:value-type="float">
            <text:p><text:s/>17,200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252" calcext:value-type="float">
            <text:p><text:s/>16,25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894" calcext:value-type="float">
            <text:p><text:s/>6,894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320" calcext:value-type="float">
            <text:p><text:s/>3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6525" calcext:value-type="float">
            <text:p><text:s/>6,5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9" calcext:value-type="float">
            <text:p><text:s/>4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906" calcext:value-type="float">
            <text:p><text:s/>15,90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364" calcext:value-type="float">
            <text:p><text:s/>12,364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1" calcext:value-type="float">
            <text:p><text:s/>2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579" calcext:value-type="float">
            <text:p><text:s/>2,57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085" calcext:value-type="float">
            <text:p><text:s/>2,085 </text:p>
          </table:table-cell>
          <table:table-cell table:number-columns-repeated="5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3" calcext:value-type="float">
            <text:p><text:s/>13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060" calcext:value-type="float">
            <text:p><text:s/>2,06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47" calcext:value-type="float">
            <text:p><text:s/>2,047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19" calcext:value-type="float">
            <text:p><text:s/>5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8" calcext:value-type="float">
            <text:p><text:s/>38 </text:p>
          </table:table-cell>
          <table:table-cell table:number-columns-repeated="10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71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2-03-06T11:28:47</dc:date>
    <meta:print-date>2007-08-08T17:17:22</meta:print-date>
    <meta:document-statistic meta:table-count="1" meta:cell-count="483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